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of you had come with the intention of attending the morning classes —you seemed to have forgotten that somewhere at home. Instead, you had something else in your minds: a plan.</text:p>
      <text:p text:style-name="Normal">Its first phase had you waltz in through the main gate and, although it was accessory, greet a passing professor like the good students you were, before merrily making your way up the stairs that led to your classroom, reach its door, and walk right past it. Your timing had been fortunate: since it was recess, despite there being lots of people out and about, no one thought much of wandering students. However, your luck ran out when you’d reached the stairwell at the other end of the corridor, as the bell signalled the end of recess. <text:span text:style-name="T1">Good thing I’d accounted for this,</text:span> she’d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had been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had been less of an explanation and more of a self-affirmation statement,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left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can only do so muc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become so much sharper that it surprised even herself: at some point, you two were going down a long hallway when out of nowhere she pulled you into an empty classroom and half-closed the door behind her. Not a minute later, you could hear the janitor whistle by.</text:p>
      <text:p text:style-name="Normal">There was another scare near the en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